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4.89cm"/>
    </style:style>
    <style:style style:name="co3" style:family="table-column">
      <style:table-column-properties fo:break-before="auto" style:column-width="5.225cm"/>
    </style:style>
    <style:style style:name="co4" style:family="table-column">
      <style:table-column-properties fo:break-before="auto" style:column-width="1.81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1.36cm" fo:break-before="auto" style:use-optimal-row-height="false"/>
    </style:style>
    <style:style style:name="ro3" style:family="table-row">
      <style:table-row-properties style:row-height="0.584cm" fo:break-before="auto" style:use-optimal-row-height="false"/>
    </style:style>
    <style:style style:name="ro4" style:family="table-row">
      <style:table-row-properties style:row-height="0.453cm" fo:break-before="auto" style:use-optimal-row-height="false"/>
    </style:style>
    <style:style style:name="ro5" style:family="table-row">
      <style:table-row-properties style:row-height="2.009cm" fo:break-before="auto" style:use-optimal-row-height="true"/>
    </style:style>
    <style:style style:name="ro6" style:family="table-row">
      <style:table-row-properties style:row-height="1.101cm" fo:break-before="auto" style:use-optimal-row-height="true"/>
    </style:style>
    <style:style style:name="ro7" style:family="table-row">
      <style:table-row-properties style:row-height="2.46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ext-properties fo:font-size="13pt" style:font-size-asian="13pt" style:font-size-complex="13pt"/>
    </style:style>
    <style:style style:name="ce7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8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9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0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11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2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13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4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5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6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0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1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2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3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4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6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8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wrap-option="no-wrap"/>
      <style:text-properties fo:font-size="13pt" style:font-size-asian="13pt" style:font-size-complex="13pt"/>
    </style:style>
    <style:style style:name="ce30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31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32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3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34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5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6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37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38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39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number-columns-repeated="1020" table:default-cell-style-name="ce6"/>
        <table:table-row table:style-name="ro1">
          <table:table-cell table:style-name="ce1" office:value-type="string">
            <text:p>no</text:p>
          </table:table-cell>
          <table:table-cell table:style-name="ce10" office:value-type="string">
            <text:p>file_name</text:p>
          </table:table-cell>
          <table:table-cell table:style-name="ce26" office:value-type="string">
            <text:p>memos</text:p>
          </table:table-cell>
          <table:table-cell table:style-name="ce36" table:number-columns-repeated="2"/>
          <table:table-cell table:style-name="ce36" office:value-type="string">
            <text:p>GPS</text:p>
          </table:table-cell>
          <table:table-cell table:style-name="ce36" table:number-columns-repeated="3"/>
          <table:table-cell table:number-columns-repeated="1015"/>
        </table:table-row>
        <table:table-row table:style-name="ro2">
          <table:table-cell table:style-name="ce2" office:value-type="float" office:value="1">
            <text:p>1</text:p>
          </table:table-cell>
          <table:table-cell office:value-type="string">
            <text:p>2021-08-24_12-50-17_000.jpg</text:p>
          </table:table-cell>
          <table:table-cell table:style-name="ce19" office:value-type="string">
            <text:p>:m 食べた物</text:p>
          </table:table-cell>
          <table:table-cell table:style-name="ce19"/>
          <table:table-cell table:style-name="ce4"/>
          <table:table-cell table:style-name="ce4" office:value-type="string">
            <text:p>N-35-35-23.95935 E-139-34-54.32373</text:p>
          </table:table-cell>
          <table:table-cell table:style-name="ce38" table:formula="of:=IF([.E2]=&quot;&quot;;[.C2];CONCATENATE([.C2];&quot; / &quot;;[.E2]))" office:value-type="string" office:string-value=":m 食べた物">
            <text:p>:m 食べた物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4" office:value-type="string">
            <text:p>2021-08-24_15-46-47_000.jpg</text:p>
          </table:table-cell>
          <table:table-cell table:style-name="ce19" office:value-type="string">
            <text:p>:m RES 1-2*5 / free# JVEMV6 68#_75:1 / 68. theoretical-physics(tp) / w=~,topics=テイラーの定理,other=i+:(f(b)-f(a)=f`(c)*(b-a));(g(x)=f(b)-f(x)),s=~,i=~,doc=r-5-2~4#1.d-2</text:p>
          </table:table-cell>
          <table:table-cell table:style-name="ce19"/>
          <table:table-cell table:style-name="ce4"/>
          <table:table-cell table:style-name="ce4" office:value-type="string">
            <text:p>N-35-35-24.261474 E-139-34-54.927978</text:p>
          </table:table-cell>
          <table:table-cell table:style-name="ce38" table:formula="of:=IF([.E3]=&quot;&quot;;[.C3];CONCATENATE([.C3];&quot; / &quot;;[.E3]))" office:value-type="string" office:string-value=":m RES 1-2*5 / free# JVEMV6 68#_75:1 / 68. theoretical-physics(tp) / w=~,topics=テイラーの定理,other=i+:(f(b)-f(a)=f`(c)*(b-a));(g(x)=f(b)-f(x)),s=~,i=~,doc=r-5-2~4#1.d-2">
            <text:p>:m RES 1-2*5 / free# JVEMV6 68#_75:1 / 68. theoretical-physics(tp) / w=~,topics=テイラーの定理,other=i+:(f(b)-f(a)=f`(c)*(b-a));(g(x)=f(b)-f(x)),s=~,i=~,doc=r-5-2~4#1.d-2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4" office:value-type="string">
            <text:p>2021-08-24_15-47-11_000.jpg</text:p>
          </table:table-cell>
          <table:table-cell table:style-name="ce17" office:value-type="string">
            <text:p>:m RES 3-4*5 / free# JVEMV6 68#_75:1 / 68. theoretical-physics(tp) / w=~,topics=テイラーの定理,other=mem+:(A=(f``(a)/2!)*(x-a)^2):AとA`との比,s=~,i=~,doc=r-5-2~4#1.d-2;#1.d-3</text:p>
          </table:table-cell>
          <table:table-cell table:style-name="ce17"/>
          <table:table-cell table:style-name="ce4"/>
          <table:table-cell table:style-name="ce4" office:value-type="string">
            <text:p>N-35-35-24.261474 E-139-34-54.927978</text:p>
          </table:table-cell>
          <table:table-cell table:style-name="ce38" table:formula="of:=IF([.E4]=&quot;&quot;;[.C4];CONCATENATE([.C4];&quot; / &quot;;[.E4]))" office:value-type="string" office:string-value=":m RES 3-4*5 / free# JVEMV6 68#_75:1 / 68. theoretical-physics(tp) / w=~,topics=テイラーの定理,other=mem+:(A=(f``(a)/2!)*(x-a)^2):AとA`との比,s=~,i=~,doc=r-5-2~4#1.d-2;#1.d-3">
            <text:p>:m RES 3-4*5 / free# JVEMV6 68#_75:1 / 68. theoretical-physics(tp) / w=~,topics=テイラーの定理,other=mem+:(A=(f``(a)/2!)*(x-a)^2):AとA`との比,s=~,i=~,doc=r-5-2~4#1.d-2;#1.d-3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2021-08-24_15-47-31_000.jpg</text:p>
          </table:table-cell>
          <table:table-cell table:style-name="ce19" office:value-type="string">
            <text:p>:m RES 5*5 / free# JVEMV6 68#_75:1 / 68. theoretical-physics(tp) / w=~,topics=テイラーの定理,other=mem+:(A=(f``(a)/2!)*(x-a)^2):AとA`との比;q+:階数のことなる微分係数間の、関係；q+:(n^(m_)/(x-a)^m)：極限の値,s=~,i=~,doc=r-5-2~4#1.d-2;#1.d-3</text:p>
          </table:table-cell>
          <table:table-cell table:style-name="ce19"/>
          <table:table-cell table:style-name="ce4"/>
          <table:table-cell table:style-name="ce4" office:value-type="string">
            <text:p>N-35-35-24.261474 E-139-34-54.927978</text:p>
          </table:table-cell>
          <table:table-cell table:style-name="ce38" table:formula="of:=IF([.E5]=&quot;&quot;;[.C5];CONCATENATE([.C5];&quot; / &quot;;[.E5]))" office:value-type="string" office:string-value=":m RES 5*5 / free# JVEMV6 68#_75:1 / 68. theoretical-physics(tp) / w=~,topics=テイラーの定理,other=mem+:(A=(f``(a)/2!)*(x-a)^2):AとA`との比;q+:階数のことなる微分係数間の、関係；q+:(n^(m_)/(x-a)^m)：極限の値,s=~,i=~,doc=r-5-2~4#1.d-2;#1.d-3">
            <text:p>:m RES 5*5 / free# JVEMV6 68#_75:1 / 68. theoretical-physics(tp) / w=~,topics=テイラーの定理,other=mem+:(A=(f``(a)/2!)*(x-a)^2):AとA`との比;q+:階数のことなる微分係数間の、関係；q+:(n^(m_)/(x-a)^m)：極限の値,s=~,i=~,doc=r-5-2~4#1.d-2;#1.d-3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4" office:value-type="float" office:value="5">
            <text:p>5</text:p>
          </table:table-cell>
          <table:table-cell table:style-name="ce4" office:value-type="string">
            <text:p>2021-08-24_18-05-00_000.jpg</text:p>
          </table:table-cell>
          <table:table-cell table:style-name="ce19" office:value-type="string">
            <text:p>:m RES 1*1 / free# JVEMV6 68#_75:2 / 68. theoretical-physics(tp) / w=~,topics=テイラーの定理：導出,other=~,s=~,i=~,doc=r-5-2~4#2</text:p>
          </table:table-cell>
          <table:table-cell table:style-name="ce19"/>
          <table:table-cell table:style-name="ce4"/>
          <table:table-cell table:style-name="ce4" office:value-type="string">
            <text:p>N-35-35-22.737121 E-139-34-49.379882</text:p>
          </table:table-cell>
          <table:table-cell table:style-name="ce38" table:formula="of:=IF([.E6]=&quot;&quot;;[.C6];CONCATENATE([.C6];&quot; / &quot;;[.E6]))" office:value-type="string" office:string-value=":m RES 1*1 / free# JVEMV6 68#_75:2 / 68. theoretical-physics(tp) / w=~,topics=テイラーの定理：導出,other=~,s=~,i=~,doc=r-5-2~4#2">
            <text:p>:m RES 1*1 / free# JVEMV6 68#_75:2 / 68. theoretical-physics(tp) / w=~,topics=テイラーの定理：導出,other=~,s=~,i=~,doc=r-5-2~4#2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2021-08-24_20-12-31_000.jpg</text:p>
          </table:table-cell>
          <table:table-cell table:style-name="ce19" office:value-type="string">
            <text:p>:PHOTO 記録用 / location=自室 / topic=~, subject=猫の固形エサ, other=仕込んだところ：市販の１袋、４袋の小分け、４つ全てを、それぞれ別のフリーザバッグの袋へ</text:p>
          </table:table-cell>
          <table:table-cell table:style-name="ce19"/>
          <table:table-cell table:style-name="ce4"/>
          <table:table-cell table:style-name="ce4" office:value-type="string">
            <text:p>N-35-35-23.95935 E-139-34-54.32373</text:p>
          </table:table-cell>
          <table:table-cell table:style-name="ce38" table:formula="of:=IF([.E7]=&quot;&quot;;[.C7];CONCATENATE([.C7];&quot; / &quot;;[.E7]))" office:value-type="string" office:string-value=":PHOTO 記録用 / location=自室 / topic=~, subject=猫の固形エサ, other=仕込んだところ：市販の１袋、４袋の小分け、４つ全てを、それぞれ別のフリーザバッグの袋へ">
            <text:p>:PHOTO 記録用 / location=自室 / topic=~, subject=猫の固形エサ, other=仕込んだところ：市販の１袋、４袋の小分け、４つ全てを、それぞれ別のフリーザバッグの袋へ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2021-08-24_20-49-29_000.jpg</text:p>
          </table:table-cell>
          <table:table-cell table:style-name="ce19" office:value-type="string">
            <text:p>:m 食べた物</text:p>
          </table:table-cell>
          <table:table-cell table:style-name="ce19"/>
          <table:table-cell table:style-name="ce4"/>
          <table:table-cell table:style-name="ce4" office:value-type="string">
            <text:p>N-35-35-24.261474 E-139-34-54.927978</text:p>
          </table:table-cell>
          <table:table-cell table:style-name="ce38" table:formula="of:=IF([.E8]=&quot;&quot;;[.C8];CONCATENATE([.C8];&quot; / &quot;;[.E8]))" office:value-type="string" office:string-value=":m 食べた物">
            <text:p>:m 食べた物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2021-08-24_23-28-31_000.jpg</text:p>
          </table:table-cell>
          <table:table-cell table:style-name="ce19" office:value-type="string">
            <text:p>-*</text:p>
          </table:table-cell>
          <table:table-cell table:style-name="ce19"/>
          <table:table-cell table:style-name="ce4"/>
          <table:table-cell table:style-name="ce4" office:value-type="string">
            <text:p>N-35-35-23.95935 E-139-34-54.32373</text:p>
          </table:table-cell>
          <table:table-cell table:style-name="ce38" table:formula="of:=IF([.E9]=&quot;&quot;;[.C9];CONCATENATE([.C9];&quot; / &quot;;[.E9]))" office:value-type="string" office:string-value="-*">
            <text:p>-*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 office:value-type="string">
            <text:p>2021-08-25_01-45-44_000.jpg</text:p>
          </table:table-cell>
          <table:table-cell table:style-name="ce19" office:value-type="string">
            <text:p>:m :PHOTO 寝た時刻 / 2021</text:p>
          </table:table-cell>
          <table:table-cell table:style-name="ce19"/>
          <table:table-cell table:style-name="ce4"/>
          <table:table-cell table:style-name="ce4" office:value-type="string">
            <text:p>N-35-35-23.95935 E-139-34-54.32373</text:p>
          </table:table-cell>
          <table:table-cell table:style-name="ce38" table:formula="of:=IF([.E10]=&quot;&quot;;[.C10];CONCATENATE([.C10];&quot; / &quot;;[.E10]))" office:value-type="string" office:string-value=":m :PHOTO 寝た時刻 / 2021">
            <text:p>:m :PHOTO 寝た時刻 / 2021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4" office:value-type="string">
            <text:p>2021-08-25_09-48-44_000.jpg</text:p>
          </table:table-cell>
          <table:table-cell table:style-name="ce17" office:value-type="string">
            <text:p>:m :PHOTO 起きた時刻 / 2021</text:p>
          </table:table-cell>
          <table:table-cell table:style-name="ce19"/>
          <table:table-cell table:style-name="ce4"/>
          <table:table-cell table:style-name="ce4"/>
          <table:table-cell table:style-name="ce38" table:formula="of:=IF([.E11]=&quot;&quot;;[.C11];CONCATENATE([.C11];&quot; / &quot;;[.E11]))" office:value-type="string" office:string-value=":m :PHOTO 起きた時刻 / 2021">
            <text:p>:m :PHOTO 起きた時刻 / 2021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4" office:value-type="string">
            <text:p>2021-08-25_09-52-40_000.jpg</text:p>
          </table:table-cell>
          <table:table-cell table:style-name="ce19" office:value-type="string">
            <text:p>:m 食べた物</text:p>
          </table:table-cell>
          <table:table-cell table:style-name="ce19"/>
          <table:table-cell table:style-name="ce4"/>
          <table:table-cell table:style-name="ce4" office:value-type="string">
            <text:p>N-35-35-28.8208 E-139-34-50.423583</text:p>
          </table:table-cell>
          <table:table-cell table:style-name="ce38" table:formula="of:=IF([.E12]=&quot;&quot;;[.C12];CONCATENATE([.C12];&quot; / &quot;;[.E12]))" office:value-type="string" office:string-value=":m 食べた物">
            <text:p>:m 食べた物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12">
            <text:p>12</text:p>
          </table:table-cell>
          <table:table-cell table:style-name="ce4" office:value-type="string">
            <text:p>2021-08-25_10-12-09_000.jpg</text:p>
          </table:table-cell>
          <table:table-cell table:style-name="ce19" office:value-type="string">
            <text:p>:tome/ (lang=ja) / topic=自分は誰か / content=俺はもの書きで、発明屋；「なりたい」ではなくて、「なのだ」；何になりたいか、ではなくて、お前は誰なのかを、自問せよ；お前の無意識は、お前が誰かを知っている、お前に向かっていつも、訴えている。お前は、他の声に耳を傾けてしまっていて、その声が聞こえない。</text:p>
          </table:table-cell>
          <table:table-cell table:style-name="ce19"/>
          <table:table-cell table:style-name="ce4"/>
          <table:table-cell table:style-name="ce4" office:value-type="string">
            <text:p>N-35-35-29.136657 E-139-34-49.544677</text:p>
          </table:table-cell>
          <table:table-cell table:style-name="ce38" table:formula="of:=IF([.E13]=&quot;&quot;;[.C13];CONCATENATE([.C13];&quot; / &quot;;[.E13]))" office:value-type="string" office:string-value=":tome/ (lang=ja) / topic=自分は誰か / content=俺はもの書きで、発明屋；「なりたい」ではなくて、「なのだ」；何になりたいか、ではなくて、お前は誰なのかを、自問せよ；お前の無意識は、お前が誰かを知っている、お前に向かっていつも、訴えている。お前は、他の声に耳を傾けてしまっていて、その声が聞こえない。">
            <text:p>:tome/ (lang=ja) / topic=自分は誰か / content=俺はもの書きで、発明屋；「なりたい」ではなくて、「なのだ」；何になりたいか、ではなくて、お前は誰なのかを、自問せよ；お前の無意識は、お前が誰かを知っている、お前に向かっていつも、訴えている。お前は、他の声に耳を傾けてしまっていて、その声が聞こえない。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13">
            <text:p>13</text:p>
          </table:table-cell>
          <table:table-cell table:style-name="ce4" office:value-type="string">
            <text:p>2021-08-25_10-12-53_000.jpg</text:p>
          </table:table-cell>
          <table:table-cell table:style-name="ce19" office:value-type="string">
            <text:p>:m :lets / action activity / やること / genre=ハーブ漬けの焼酎 / content=ハーブ漬けの焼酎。名前を付けよう。</text:p>
          </table:table-cell>
          <table:table-cell table:style-name="ce19"/>
          <table:table-cell table:style-name="ce4"/>
          <table:table-cell table:style-name="ce4" office:value-type="string">
            <text:p>N-35-35-23.95935 E-139-34-54.32373</text:p>
          </table:table-cell>
          <table:table-cell table:style-name="ce38" table:formula="of:=IF([.E14]=&quot;&quot;;[.C14];CONCATENATE([.C14];&quot; / &quot;;[.E14]))" office:value-type="string" office:string-value=":m :lets / action activity / やること / genre=ハーブ漬けの焼酎 / content=ハーブ漬けの焼酎。名前を付けよう。">
            <text:p>:m :lets / action activity / やること / genre=ハーブ漬けの焼酎 / content=ハーブ漬けの焼酎。名前を付けよう。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14">
            <text:p>14</text:p>
          </table:table-cell>
          <table:table-cell table:style-name="ce4" office:value-type="string">
            <text:p>2021-08-25_10-13-31_000.jpg</text:p>
          </table:table-cell>
          <table:table-cell table:style-name="ce19" office:value-type="string">
            <text:p>:i 1*1 / drink-alcohol / topic=ハーブ漬けの焼酎, subject=~, other=一日漬けたら、取り出す。「一日もの」、「２日もの」と、名前を付ける。 || :m 記録 / お酒：飲んだ量 || :m :th / topic=祈り / content=主よ。あなたの名を騙る者たちを、打ち砕いて下さい。 / lang=ja</text:p>
          </table:table-cell>
          <table:table-cell table:style-name="ce19"/>
          <table:table-cell table:style-name="ce4"/>
          <table:table-cell table:style-name="ce4" office:value-type="string">
            <text:p>N-35-35-22.737121 E-139-34-49.379882</text:p>
          </table:table-cell>
          <table:table-cell table:style-name="ce38" table:formula="of:=IF([.E15]=&quot;&quot;;[.C15];CONCATENATE([.C15];&quot; / &quot;;[.E15]))" office:value-type="string" office:string-value=":i 1*1 / drink-alcohol / topic=ハーブ漬けの焼酎, subject=~, other=一日漬けたら、取り出す。「一日もの」、「２日もの」と、名前を付ける。 || :m 記録 / お酒：飲んだ量 || :m :th / topic=祈り / content=主よ。あなたの名を騙る者たちを、打ち砕いて下さい。 / lang=ja">
            <text:p>:i 1*1 / drink-alcohol / topic=ハーブ漬けの焼酎, subject=~, other=一日漬けたら、取り出す。「一日もの」、「２日もの」と、名前を付ける。 || :m 記録 / お酒：飲んだ量 || :m :th / topic=祈り / content=主よ。あなたの名を騙る者たちを、打ち砕いて下さい。 / lang=ja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4" office:value-type="float" office:value="2">
            <text:p>2</text:p>
          </table:table-cell>
          <table:table-cell table:style-name="ce4" office:value-type="string">
            <text:p>2021-06-30_07-33-58_000.m4a</text:p>
          </table:table-cell>
          <table:table-cell table:style-name="ce8" office:value-type="string">
            <text:p>:VOICE-MEMO / @自室 / record / bird / 鳥の声, other=~</text:p>
          </table:table-cell>
          <table:table-cell table:style-name="ce19"/>
          <table:table-cell table:style-name="ce4"/>
          <table:table-cell table:style-name="ce4"/>
          <table:table-cell table:style-name="ce38" table:formula="of:=IF([.E16]=&quot;&quot;;[.C16];CONCATENATE([.C16];&quot; / &quot;;[.E16]))" office:value-type="string" office:string-value=":VOICE-MEMO / @自室 / record / bird / 鳥の声, other=~">
            <text:p>:VOICE-MEMO / @自室 / record / bird / 鳥の声, other=~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4" office:value-type="float" office:value="3">
            <text:p>3</text:p>
          </table:table-cell>
          <table:table-cell table:style-name="ce4" office:value-type="string">
            <text:p>2021-07-20_08-29-12_000.m4a</text:p>
          </table:table-cell>
          <table:table-cell table:style-name="ce8" office:value-type="string">
            <text:p>:VOICE-MEMO / @自室 / record / bird / 鳥の声, other=~</text:p>
          </table:table-cell>
          <table:table-cell table:style-name="ce19"/>
          <table:table-cell table:style-name="ce4"/>
          <table:table-cell table:style-name="ce4"/>
          <table:table-cell table:style-name="ce38" table:formula="of:=IF([.E17]=&quot;&quot;;[.C17];CONCATENATE([.C17];&quot; / &quot;;[.E17]))" office:value-type="string" office:string-value=":VOICE-MEMO / @自室 / record / bird / 鳥の声, other=~">
            <text:p>:VOICE-MEMO / @自室 / record / bird / 鳥の声, other=~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2021-07-27_05-46-12_000.m4a</text:p>
          </table:table-cell>
          <table:table-cell table:style-name="ce18" office:value-type="string">
            <text:p>:VOICE-MEMO / @自室 / record / bird / 鳥の声, other=little</text:p>
          </table:table-cell>
          <table:table-cell table:style-name="ce18"/>
          <table:table-cell table:style-name="ce4"/>
          <table:table-cell table:style-name="ce4"/>
          <table:table-cell table:style-name="ce38" table:formula="of:=IF([.E18]=&quot;&quot;;[.C18];CONCATENATE([.C18];&quot; / &quot;;[.E18]))" office:value-type="string" office:string-value=":VOICE-MEMO / @自室 / record / bird / 鳥の声, other=little">
            <text:p>:VOICE-MEMO / @自室 / record / bird / 鳥の声, other=little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2021-08-24_09-28-37_000.m4a</text:p>
          </table:table-cell>
          <table:table-cell table:style-name="ce8" office:value-type="string">
            <text:p>:VOICE-MEMO / @自室 / record / bird / 鳥の声, other=~</text:p>
          </table:table-cell>
          <table:table-cell table:style-name="ce19"/>
          <table:table-cell table:style-name="ce4"/>
          <table:table-cell table:style-name="ce4"/>
          <table:table-cell table:style-name="ce38" table:formula="of:=IF([.E19]=&quot;&quot;;[.C19];CONCATENATE([.C19];&quot; / &quot;;[.E19]))" office:value-type="string" office:string-value=":VOICE-MEMO / @自室 / record / bird / 鳥の声, other=~">
            <text:p>:VOICE-MEMO / @自室 / record / bird / 鳥の声, other=~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2021-08-24_17-25-55_000.m4a</text:p>
          </table:table-cell>
          <table:table-cell table:style-name="ce8" office:value-type="string">
            <text:p>:VOICE-MEMO / @自室 / record / bird / 鳥の声, other=~</text:p>
          </table:table-cell>
          <table:table-cell table:style-name="ce17"/>
          <table:table-cell table:style-name="ce4"/>
          <table:table-cell table:style-name="ce4"/>
          <table:table-cell table:style-name="ce38" table:formula="of:=IF([.E20]=&quot;&quot;;[.C20];CONCATENATE([.C20];&quot; / &quot;;[.E20]))" office:value-type="string" office:string-value=":VOICE-MEMO / @自室 / record / bird / 鳥の声, other=~">
            <text:p>:VOICE-MEMO / @自室 / record / bird / 鳥の声, other=~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21]=&quot;&quot;;[.C21];CONCATENATE([.C21];&quot; / &quot;;[.E2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22]=&quot;&quot;;[.C22];CONCATENATE([.C22];&quot; / &quot;;[.E2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23]=&quot;&quot;;[.C23];CONCATENATE([.C23];&quot; / &quot;;[.E2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24]=&quot;&quot;;[.C24];CONCATENATE([.C24];&quot; / &quot;;[.E2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25]=&quot;&quot;;[.C25];CONCATENATE([.C25];&quot; / &quot;;[.E2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26]=&quot;&quot;;[.C26];CONCATENATE([.C26];&quot; / &quot;;[.E2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27]=&quot;&quot;;[.C27];CONCATENATE([.C27];&quot; / &quot;;[.E2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28]=&quot;&quot;;[.C28];CONCATENATE([.C28];&quot; / &quot;;[.E2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29]=&quot;&quot;;[.C29];CONCATENATE([.C29];&quot; / &quot;;[.E2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30]=&quot;&quot;;[.C30];CONCATENATE([.C30];&quot; / &quot;;[.E3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9"/>
          <table:table-cell table:style-name="ce4"/>
          <table:table-cell table:style-name="ce4"/>
          <table:table-cell table:style-name="ce38" table:formula="of:=IF([.E31]=&quot;&quot;;[.C31];CONCATENATE([.C31];&quot; / &quot;;[.E3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32]=&quot;&quot;;[.C32];CONCATENATE([.C32];&quot; / &quot;;[.E3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33]=&quot;&quot;;[.C33];CONCATENATE([.C33];&quot; / &quot;;[.E3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9"/>
          <table:table-cell table:style-name="ce4"/>
          <table:table-cell table:style-name="ce4"/>
          <table:table-cell table:style-name="ce38" table:formula="of:=IF([.E34]=&quot;&quot;;[.C34];CONCATENATE([.C34];&quot; / &quot;;[.E3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8" table:formula="of:=IF([.E35]=&quot;&quot;;[.C35];CONCATENATE([.C35];&quot; / &quot;;[.E3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0"/>
          <table:table-cell table:style-name="ce4"/>
          <table:table-cell table:style-name="ce4"/>
          <table:table-cell table:style-name="ce38" table:formula="of:=IF([.E36]=&quot;&quot;;[.C36];CONCATENATE([.C36];&quot; / &quot;;[.E3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8" table:formula="of:=IF([.E37]=&quot;&quot;;[.C37];CONCATENATE([.C37];&quot; / &quot;;[.E3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27"/>
          <table:table-cell table:style-name="ce4"/>
          <table:table-cell table:style-name="ce4"/>
          <table:table-cell table:style-name="ce38" table:formula="of:=IF([.E38]=&quot;&quot;;[.C38];CONCATENATE([.C38];&quot; / &quot;;[.E3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39]=&quot;&quot;;[.C39];CONCATENATE([.C39];&quot; / &quot;;[.E3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40]=&quot;&quot;;[.C40];CONCATENATE([.C40];&quot; / &quot;;[.E4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7"/>
          <table:table-cell table:style-name="ce4"/>
          <table:table-cell table:style-name="ce4"/>
          <table:table-cell table:style-name="ce38" table:formula="of:=IF([.E41]=&quot;&quot;;[.C41];CONCATENATE([.C41];&quot; / &quot;;[.E4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7"/>
          <table:table-cell table:style-name="ce4"/>
          <table:table-cell table:style-name="ce4"/>
          <table:table-cell table:style-name="ce38" table:formula="of:=IF([.E42]=&quot;&quot;;[.C42];CONCATENATE([.C42];&quot; / &quot;;[.E4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0"/>
          <table:table-cell table:style-name="ce4"/>
          <table:table-cell table:style-name="ce4"/>
          <table:table-cell table:style-name="ce38" table:formula="of:=IF([.E43]=&quot;&quot;;[.C43];CONCATENATE([.C43];&quot; / &quot;;[.E4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0"/>
          <table:table-cell table:style-name="ce4"/>
          <table:table-cell table:style-name="ce4"/>
          <table:table-cell table:style-name="ce38" table:formula="of:=IF([.E44]=&quot;&quot;;[.C44];CONCATENATE([.C44];&quot; / &quot;;[.E4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0"/>
          <table:table-cell table:style-name="ce4"/>
          <table:table-cell table:style-name="ce4"/>
          <table:table-cell table:style-name="ce38" table:formula="of:=IF([.E45]=&quot;&quot;;[.C45];CONCATENATE([.C45];&quot; / &quot;;[.E4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46]=&quot;&quot;;[.C46];CONCATENATE([.C46];&quot; / &quot;;[.E4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47]=&quot;&quot;;[.C47];CONCATENATE([.C47];&quot; / &quot;;[.E4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48]=&quot;&quot;;[.C48];CONCATENATE([.C48];&quot; / &quot;;[.E4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7"/>
          <table:table-cell table:style-name="ce4"/>
          <table:table-cell table:style-name="ce4"/>
          <table:table-cell table:style-name="ce38" table:formula="of:=IF([.E49]=&quot;&quot;;[.C49];CONCATENATE([.C49];&quot; / &quot;;[.E4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50]=&quot;&quot;;[.C50];CONCATENATE([.C50];&quot; / &quot;;[.E5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51]=&quot;&quot;;[.C51];CONCATENATE([.C51];&quot; / &quot;;[.E5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52]=&quot;&quot;;[.C52];CONCATENATE([.C52];&quot; / &quot;;[.E5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3]=&quot;&quot;;[.C53];CONCATENATE([.C53];&quot; / &quot;;[.E5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4]=&quot;&quot;;[.C54];CONCATENATE([.C54];&quot; / &quot;;[.E5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8"/>
          <table:table-cell table:style-name="ce4"/>
          <table:table-cell table:style-name="ce4"/>
          <table:table-cell table:style-name="ce38" table:formula="of:=IF([.E55]=&quot;&quot;;[.C55];CONCATENATE([.C55];&quot; / &quot;;[.E5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6]=&quot;&quot;;[.C56];CONCATENATE([.C56];&quot; / &quot;;[.E5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7]=&quot;&quot;;[.C57];CONCATENATE([.C57];&quot; / &quot;;[.E5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8]=&quot;&quot;;[.C58];CONCATENATE([.C58];&quot; / &quot;;[.E5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9]=&quot;&quot;;[.C59];CONCATENATE([.C59];&quot; / &quot;;[.E5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60]=&quot;&quot;;[.C60];CONCATENATE([.C60];&quot; / &quot;;[.E6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61]=&quot;&quot;;[.C61];CONCATENATE([.C61];&quot; / &quot;;[.E6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62]=&quot;&quot;;[.C62];CONCATENATE([.C62];&quot; / &quot;;[.E6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37"/>
          <table:table-cell table:style-name="ce4"/>
          <table:table-cell table:style-name="ce4"/>
          <table:table-cell table:style-name="ce38" table:formula="of:=IF([.E63]=&quot;&quot;;[.C63];CONCATENATE([.C63];&quot; / &quot;;[.E6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37"/>
          <table:table-cell table:style-name="ce4"/>
          <table:table-cell table:style-name="ce4"/>
          <table:table-cell table:style-name="ce38" table:formula="of:=IF([.E64]=&quot;&quot;;[.C64];CONCATENATE([.C64];&quot; / &quot;;[.E6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65]=&quot;&quot;;[.C65];CONCATENATE([.C65];&quot; / &quot;;[.E6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7"/>
          <table:table-cell table:style-name="ce4"/>
          <table:table-cell table:style-name="ce4"/>
          <table:table-cell table:style-name="ce38" table:formula="of:=IF([.E66]=&quot;&quot;;[.C66];CONCATENATE([.C66];&quot; / &quot;;[.E6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67]=&quot;&quot;;[.C67];CONCATENATE([.C67];&quot; / &quot;;[.E6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68]=&quot;&quot;;[.C68];CONCATENATE([.C68];&quot; / &quot;;[.E6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69]=&quot;&quot;;[.C69];CONCATENATE([.C69];&quot; / &quot;;[.E6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0]=&quot;&quot;;[.C70];CONCATENATE([.C70];&quot; / &quot;;[.E7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1]=&quot;&quot;;[.C71];CONCATENATE([.C71];&quot; / &quot;;[.E7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2]=&quot;&quot;;[.C72];CONCATENATE([.C72];&quot; / &quot;;[.E7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3]=&quot;&quot;;[.C73];CONCATENATE([.C73];&quot; / &quot;;[.E7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4]=&quot;&quot;;[.C74];CONCATENATE([.C74];&quot; / &quot;;[.E7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5]=&quot;&quot;;[.C75];CONCATENATE([.C75];&quot; / &quot;;[.E7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6]=&quot;&quot;;[.C76];CONCATENATE([.C76];&quot; / &quot;;[.E7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7]=&quot;&quot;;[.C77];CONCATENATE([.C77];&quot; / &quot;;[.E7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8]=&quot;&quot;;[.C78];CONCATENATE([.C78];&quot; / &quot;;[.E7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9]=&quot;&quot;;[.C79];CONCATENATE([.C79];&quot; / &quot;;[.E7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80]=&quot;&quot;;[.C80];CONCATENATE([.C80];&quot; / &quot;;[.E8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 office:value-type="string">
            <text:p>*</text:p>
          </table:table-cell>
          <table:table-cell table:style-name="ce4" office:value-type="string">
            <text:p>-*</text:p>
          </table:table-cell>
          <table:table-cell table:style-name="ce4"/>
          <table:table-cell table:style-name="ce4"/>
          <table:table-cell table:style-name="ce4"/>
          <table:table-cell table:style-name="ce38" table:formula="of:=IF([.E82]=&quot;&quot;;[.C82];CONCATENATE([.C82];&quot; / &quot;;[.E82]))" office:value-type="string" office:string-value="-*">
            <text:p>-*</text:p>
          </table:table-cell>
          <table:table-cell table:style-name="ce39" table:number-columns-repeated="2"/>
          <table:table-cell table:number-columns-repeated="1015"/>
        </table:table-row>
        <table:table-row table:style-name="ro1" table:number-rows-repeated="2">
          <table:table-cell table:style-name="ce3"/>
          <table:table-cell table:style-name="ce4"/>
          <table:table-cell table:style-name="ce19" table:number-columns-repeated="2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8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 table:number-rows-repeated="2">
          <table:table-cell table:style-name="ce3"/>
          <table:table-cell table:style-name="ce4"/>
          <table:table-cell table:style-name="ce19" table:number-columns-repeated="2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0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 office:value-type="string">
            <text:p>**</text:p>
          </table:table-cell>
          <table:table-cell table:style-name="ce1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 office:value-type="string">
            <text:p>qq</text:p>
          </table:table-cell>
          <table:table-cell table:style-name="ce1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 office:value-type="string">
            <text:p>:m :PHOTO 起きた時刻 / 2021</text:p>
          </table:table-cell>
          <table:table-cell table:style-name="ce17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 office:value-type="string">
            <text:p>**</text:p>
          </table:table-cell>
          <table:table-cell table:style-name="ce4" table:number-columns-repeated="3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 table:number-rows-repeated="2">
          <table:table-cell table:style-name="ce3"/>
          <table:table-cell table:style-name="ce4"/>
          <table:table-cell table:style-name="ce19"/>
          <table:table-cell table:style-name="ce4" table:number-columns-repeated="3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 table:number-columns-repeated="2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4" table:number-columns-repeated="2"/>
          <table:table-cell table:style-name="ce19"/>
          <table:table-cell table:style-name="ce17"/>
          <table:table-cell table:style-name="ce4" table:number-columns-repeated="2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19"/>
          <table:table-cell table:style-name="ce20"/>
          <table:table-cell table:style-name="ce4" table:number-columns-repeated="2"/>
          <table:table-cell table:style-name="ce38"/>
          <table:table-cell table:number-columns-repeated="1017"/>
        </table:table-row>
        <table:table-row table:style-name="ro1" table:number-rows-repeated="3">
          <table:table-cell table:style-name="ce4" table:number-columns-repeated="2"/>
          <table:table-cell table:style-name="ce19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18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19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17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3">
          <table:table-cell table:style-name="ce4" table:number-columns-repeated="2"/>
          <table:table-cell table:style-name="ce19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17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9">
          <table:table-cell table:style-name="ce4" table:number-columns-repeated="2"/>
          <table:table-cell table:style-name="ce20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5"/>
          <table:table-cell table:style-name="ce4"/>
          <table:table-cell table:style-name="ce19" table:number-columns-repeated="2"/>
          <table:table-cell table:style-name="ce4" table:number-columns-repeated="2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17"/>
          <table:table-cell table:style-name="ce4" table:number-columns-repeated="2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17"/>
          <table:table-cell table:style-name="ce20"/>
          <table:table-cell table:style-name="ce4" table:number-columns-repeated="2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7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2">
          <table:table-cell table:style-name="ce4" table:number-columns-repeated="2"/>
          <table:table-cell table:style-name="ce19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2">
          <table:table-cell table:style-name="ce4" table:number-columns-repeated="2"/>
          <table:table-cell table:style-name="ce27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3">
          <table:table-cell table:style-name="ce4" table:number-columns-repeated="2"/>
          <table:table-cell table:style-name="ce20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3">
          <table:table-cell table:style-name="ce4" table:number-columns-repeated="2"/>
          <table:table-cell table:style-name="ce19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7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3">
          <table:table-cell table:style-name="ce4" table:number-columns-repeated="2"/>
          <table:table-cell table:style-name="ce19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86">
          <table:table-cell table:style-name="ce4" table:number-columns-repeated="2"/>
          <table:table-cell table:style-name="ce27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5"/>
          <table:table-cell table:style-name="ce4"/>
          <table:table-cell table:style-name="ce19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7">
          <table:table-cell table:number-columns-repeated="2"/>
          <table:table-cell table:style-name="ce28"/>
          <table:table-cell table:number-columns-repeated="3"/>
          <table:table-cell table:style-name="ce38"/>
          <table:table-cell table:number-columns-repeated="1017"/>
        </table:table-row>
        <table:table-row table:style-name="ro1">
          <table:table-cell table:number-columns-repeated="2"/>
          <table:table-cell table:style-name="ce29"/>
          <table:table-cell table:number-columns-repeated="1021"/>
        </table:table-row>
        <table:table-row table:style-name="ro1">
          <table:table-cell table:number-columns-repeated="2"/>
          <table:table-cell table:style-name="ce30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1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31" office:value-type="float" office:value="29">
            <text:p>29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CELL(&quot;ADDRESS&quot;;[.C45])" office:value-type="string" office:string-value="$C$45">
            <text:p>$C$4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7" office:value-type="string">
            <text:p>*</text:p>
          </table:table-cell>
          <table:table-cell table:style-name="ce11" office:value-type="string">
            <text:p>blank</text:p>
          </table:table-cell>
          <table:table-cell table:style-name="ce32" table:formula="of:=COUNTBLANK([.$C$2:.C45])" office:value-type="float" office:value="25">
            <text:p>25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2" office:value-type="string">
            <text:p>-*</text:p>
          </table:table-cell>
          <table:table-cell table:style-name="ce33" table:formula="of:=COUNTIF([.$C$2:.$C81];&quot;-\*&quot;)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3" office:value-type="string">
            <text:p>XXX</text:p>
          </table:table-cell>
          <table:table-cell table:style-name="ce34" table:formula="of:=SUM([.C243:.C24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total</text:p>
          </table:table-cell>
          <table:table-cell table:style-name="ce32" table:formula="of:=COUNTA([.$B$2:.$B29])" office:value-type="float" office:value="19">
            <text:p>19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4" office:value-type="string">
            <text:p>blanks</text:p>
          </table:table-cell>
          <table:table-cell table:style-name="ce35"/>
          <table:table-cell table:number-columns-repeated="1021"/>
        </table:table-row>
        <table:table-row table:style-name="ro1">
          <table:table-cell table:style-name="ce7"/>
          <table:table-cell table:style-name="ce15" office:value-type="string">
            <text:p>:m XXX</text:p>
          </table:table-cell>
          <table:table-cell table:style-name="ce32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music / log / kb / </text:p>
          </table:table-cell>
          <table:table-cell table:style-name="ce32" table:formula="of:=COUNTIF([.$C$2:.$C29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XX</text:p>
          </table:table-cell>
          <table:table-cell table:style-name="ce32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-X</text:p>
          </table:table-cell>
          <table:table-cell table:style-name="ce32" table:formula="of:=COUNTIF([.$C$2:.$C29];&quot;:m X-X&quot;)" office:value-type="float" office:value="0">
            <text:p>0</text:p>
          </table:table-cell>
          <table:table-cell table:number-columns-repeated="1021"/>
        </table:table-row>
        <table:table-row table:style-name="ro5">
          <table:table-cell table:style-name="ce7"/>
          <table:table-cell table:style-name="ce11" office:value-type="string">
            <text:p>:m X-X:X RES / 245 / 『相対性理論』　メラー　永田恒夫、伊藤大介、訳 / p.XX</text:p>
          </table:table-cell>
          <table:table-cell table:style-name="ce32" table:formula="of:=COUNTIF([.$C$2:.$C29];[.B3024])" office:value-type="float" office:value="0">
            <text:p>0</text:p>
          </table:table-cell>
          <table:table-cell table:number-columns-repeated="1021"/>
        </table:table-row>
        <table:table-row table:style-name="ro6">
          <table:table-cell table:style-name="ce7"/>
          <table:table-cell table:style-name="ce11" office:value-type="string">
            <text:p>:bookmemo / 読んだ本 / 『』 / 著者=XXX</text:p>
          </table:table-cell>
          <table:table-cell table:style-name="ce32" table:formula="of:=COUNTIF([.$C$2:.$C29];[.B3024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|| s.1:XXX || s.2:XXX || s.3:XXX || s.4:XXX || s.5:XXX || s.6:XXX || s.7:XXX</text:p>
          </table:table-cell>
          <table:table-cell table:style-name="ce32" table:formula="of:=COUNTIF([.$C$2:.$C29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6"/>
          <table:table-cell table:number-columns-repeated="1022"/>
        </table:table-row>
        <table:table-row table:style-name="ro1">
          <table:table-cell table:style-name="ce8" office:value-type="string">
            <text:p>*</text:p>
          </table:table-cell>
          <table:table-cell table:style-name="ce17" office:value-type="string">
            <text:p>:m 1-2*5 RES / 245 / 『相対性理論』　メラー　永田恒夫、伊藤大介、訳 / p.81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とうふ、切干、ひじき　魚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とうふ、こんにゃく、切干、ひじき　魚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ヨーグルト / +=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味噌スープ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カップヌードル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お酒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足の裏 / 水虫 / 右足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右足、かかと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右手、親指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鼻柱、根元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の裏 / 左目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の裏 / 右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口角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顔、ぶつけた跡、ケガ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耳、左 / 腫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目尻 / ひび割れ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足の裏 / ツボ押しのあと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髪の毛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music / log / kb / s.1:free,N,flow,R=1 s.2:g.h.,N,R=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other / log / 寝る前　ウェブ閲覧　記録　（for オナニー） / 未了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19" office:value-type="string">
            <text:p>:m :PHOTO 寝た時刻 / 2021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:PHOTO 起きた時刻 / 2021</text:p>
          </table:table-cell>
          <table:table-cell table:style-name="ce17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PHOTO 起きた時刻（夜中） / 2021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PHOTO 記録 / 文書 / 時刻：start=風呂から戻る～end=アダルト関連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other / log / 寝る前　ウェブ閲覧　記録 / 就寝前の、動画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20181124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見た夢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温度 / 部屋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1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guitar,gt / 演奏、play / g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kb,keyboard / 演奏、play / k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clarinet / 演奏、play / c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 / 演奏、play / f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music / log / jap.flute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-bamboo / 演奏、play / b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music / log / jap.flute-bamboo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recorder,rc / 演奏、play / r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sax / 演奏、play / s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koto / 演奏、play / q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hip-hopダンス、ヒップホップ / h-2021-062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ダンス、dance-original / d-2021-062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percussion / 演奏、play / p-2021-062X-X / item=XXX:XX,hitter=XXX:XX,pieces=XXX,genr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記録 / @=XX / topic=XX / subject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宅 / メモ / topic=XX / content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guitar,gt / g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kb,keyboard / 演奏、play / k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clarinet / 演奏、play / c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jap.flute / 演奏、play / f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recorder / 演奏、play / r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思ったこと,thought / content=~,topic=~,rec-loc=~,other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harp / 演奏 / h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in-mid / app=perfect-piano / 演奏、play / id-2021-062X-X / category=~,inst=~,for=~,genre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knoten / 実演,perform / n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massage,acupuncture / 実演,perform / n-2021-062X-XX / loc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memo / 20181127 / やりたいこと / (K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notes / 20181130 / (K,C,R,P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diary / 20181206 / (K,C,P,R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/ daylog メモ / 190418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22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art / dessin / D-17 8# / des.竹林、巻雲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3" office:value-type="string">
            <text:p>:tome/ (lang=XX)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th / topic=XXX / content=XXX / lang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th / 考えたこと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lets / action activity / やること / genre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/ やっていること / genre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do / XXX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i FX / coding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i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? X-X*X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VIDEO / @自宅 / 記録 /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music / log / kb / score / free / id=GO9M / page.2 / block-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memos-eigen / f-XX / p.X || s.1:patt-X,score+</text:p>
          </table:table-cell>
          <table:table-cell table:style-name="ce32" table:formula="of:=COUNTIF([.$C$2:.$C11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8" office:value-type="string">
            <text:p>sakura C:\WORKS_2\WS\WS_Others.Art\JVEMV6\46_art\VIRTUAL\Admin_Projects\libs_admin\cons_ip.py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ask.libreoffice.org/en/question/9205/is-there-a-way-to-add-background-color-to-alternate-rows-of-a-tablespreadsheet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user.lolipop.jp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mysqladmin.lolipop.jp/pma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mages WHERE created_at &gt;= "2019/01/19";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fm11 WHERE _id &lt;= 46998;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DELETE FROM ifm11 WHERE _id &lt;= 34748;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SELECT * FROM ifm11 WHERE memos == '-*' ORDER BY file_name DESC;</text:p>
          </table:table-cell>
          <table:table-cell table:style-name="ce8"/>
          <table:table-cell table:number-columns-repeated="1021"/>
        </table:table-row>
        <table:table-row table:style-name="ro6">
          <table:table-cell table:style-name="ce9" office:value-type="string">
            <text:p>*</text:p>
          </table:table-cell>
          <table:table-cell table:style-name="ce24" office:value-type="string">
            <text:p>=IF(E2="";C2;CONCATENATE(C2;" / ";E2))</text:p>
          </table:table-cell>
          <table:table-cell table:style-name="ce9"/>
          <table:table-cell table:number-columns-repeated="1021"/>
        </table:table-row>
        <table:table-row table:style-name="ro1">
          <table:table-cell/>
          <table:table-cell table:style-name="ce8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7">
          <table:table-cell/>
          <table:table-cell table:style-name="ce25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1" table:number-rows-repeated="2651">
          <table:table-cell table:number-columns-repeated="1024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 table:number-rows-repeated="1045551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43:Sheet1.C248" table:on-update-keep-styles="true" table:on-update-keep-size="false"/>
        <table:database-range table:name="XXX" table:target-range-address="Sheet1.B243:Sheet1.B243" table:on-update-keep-styles="true" table:on-update-keep-size="false"/>
        <table:database-range table:name="XXX_music" table:target-range-address="Sheet1.B244:Sheet1.B244" table:on-update-keep-styles="true" table:on-update-keep-size="false"/>
        <table:database-range table:target-range-address="Sheet1.B2:Sheet1.B2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8-25">2021/08/25</text:date>, <text:time>11:20:13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1-08-25T11:20:13.38</dc:date>
    <dc:creator>iwabuchi ken</dc:creator>
    <meta:editing-duration>P36DT2H59M21S</meta:editing-duration>
    <meta:editing-cycles>13203</meta:editing-cycles>
    <meta:document-statistic meta:table-count="1" meta:cell-count="449" meta:object-count="0"/>
  </office:meta>
</office:document-meta>
</file>